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ro4" style:family="table-row">
      <style:table-row-properties style:row-height="7.8mm" fo:break-before="auto" style:use-optimal-row-height="true"/>
    </style:style>
    <style:style style:name="ro5" style:family="table-row">
      <style:table-row-properties style:row-height="18.64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Konde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]&amp;&quot;|&quot;&amp;[.B4]&amp;&quot;|&quot;&amp;[.C4]&amp;&quot;|&quot;&amp;[.D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5]&amp;&quot;|&quot;&amp;[.B5]&amp;&quot;|&quot;&amp;[.C5]&amp;&quot;|&quot;&amp;[.D5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Mei 2007 </text:p>
          </table:table-cell>
          <table:covered-table-cell table:number-columns-repeated="3" table:style-name="ce10"/>
          <table:table-cell table:formula="of:=&quot;|&quot;&amp;[.A6]&amp;&quot;|&quot;&amp;[.B6]&amp;&quot;|&quot;&amp;[.C6]&amp;&quot;|&quot;&amp;[.D6]&amp;&quot;|&quot;" office:value-type="string" office:string-value="|Mei 2007 ||||" calcext:value-type="string">
            <text:p>|Mei 2007 |||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7 Mei </text:p>
          </table:table-cell>
          <table:table-cell table:style-name="ce4" office:value-type="string" calcext:value-type="string">
            <text:p>Pengerjaan Konde dimulai </text:p>
          </table:table-cell>
          <table:table-cell table:style-name="ce4" office:value-type="string" calcext:value-type="string">
            <text:p>Memulai pembuatan </text:p>
          </table:table-cell>
          <table:table-cell table:formula="of:=&quot;|&quot;&amp;[.A7]&amp;&quot;|&quot;&amp;[.B7]&amp;&quot;|&quot;&amp;[.C7]&amp;&quot;|&quot;&amp;[.D7]&amp;&quot;|&quot;" office:value-type="string" office:string-value="|1|17 Mei |Pengerjaan Konde dimulai |Memulai pembuatan |" calcext:value-type="string">
            <text:p>|1|17 Mei |Pengerjaan Konde dimulai |Memulai pembuatan 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 Mei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4 Mei |||" calcext:value-type="string">
            <text:p>|2|24 Mei 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 Mei </text:p>
          </table:table-cell>
          <table:table-cell table:number-columns-repeated="2"/>
          <table:table-cell table:formula="of:=&quot;|&quot;&amp;[.A9]&amp;&quot;|&quot;&amp;[.B9]&amp;&quot;|&quot;&amp;[.C9]&amp;&quot;|&quot;&amp;[.D9]&amp;&quot;|&quot;" office:value-type="string" office:string-value="|3|31 Mei |||" calcext:value-type="string">
            <text:p>|3|31 Me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ni 2007 </text:p>
          </table:table-cell>
          <table:covered-table-cell table:number-columns-repeated="3" table:style-name="ce10"/>
          <table:table-cell table:formula="of:=&quot;|&quot;&amp;[.A10]&amp;&quot;|&quot;&amp;[.B10]&amp;&quot;|&quot;&amp;[.C10]&amp;&quot;|&quot;&amp;[.D10]&amp;&quot;|&quot;" office:value-type="string" office:string-value="|Juni 2007 ||||" calcext:value-type="string">
            <text:p>|Juni 2007 |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 Juni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7 Juni |||" calcext:value-type="string">
            <text:p>|4|7 Juni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 Juni </text:p>
          </table:table-cell>
          <table:table-cell table:number-columns-repeated="2"/>
          <table:table-cell table:formula="of:=&quot;|&quot;&amp;[.A12]&amp;&quot;|&quot;&amp;[.B12]&amp;&quot;|&quot;&amp;[.C12]&amp;&quot;|&quot;&amp;[.D12]&amp;&quot;|&quot;" office:value-type="string" office:string-value="|5|14 Juni |||" calcext:value-type="string">
            <text:p>|5|14 Juni ||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 Juni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1 Juni |||" calcext:value-type="string">
            <text:p>|6|21 Juni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 Juni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28 Juni |||" calcext:value-type="string">
            <text:p>|7|28 Jun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li 2007 </text:p>
          </table:table-cell>
          <table:covered-table-cell table:number-columns-repeated="3" table:style-name="ce10"/>
          <table:table-cell table:formula="of:=&quot;|&quot;&amp;[.A15]&amp;&quot;|&quot;&amp;[.B15]&amp;&quot;|&quot;&amp;[.C15]&amp;&quot;|&quot;&amp;[.D15]&amp;&quot;|&quot;" office:value-type="string" office:string-value="|Juli 2007 ||||" calcext:value-type="string">
            <text:p>|Juli 2007 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Jul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5 Juli |||" calcext:value-type="string">
            <text:p>|8|5 Jul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 Juli </text:p>
          </table:table-cell>
          <table:table-cell table:number-columns-repeated="2"/>
          <table:table-cell table:formula="of:=&quot;|&quot;&amp;[.A17]&amp;&quot;|&quot;&amp;[.B17]&amp;&quot;|&quot;&amp;[.C17]&amp;&quot;|&quot;&amp;[.D17]&amp;&quot;|&quot;" office:value-type="string" office:string-value="|9|12 Juli |||" calcext:value-type="string">
            <text:p>|9|12 Juli ||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 Jul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19 Juli |||" calcext:value-type="string">
            <text:p>|10|19 Jul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 Jul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6 Juli |||" calcext:value-type="string">
            <text:p>|11|26 Jul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Agustus 2007 </text:p>
          </table:table-cell>
          <table:covered-table-cell table:number-columns-repeated="3" table:style-name="ce10"/>
          <table:table-cell table:formula="of:=&quot;|&quot;&amp;[.A20]&amp;&quot;|&quot;&amp;[.B20]&amp;&quot;|&quot;&amp;[.C20]&amp;&quot;|&quot;&amp;[.D20]&amp;&quot;|&quot;" office:value-type="string" office:string-value="|Agustus 2007 ||||" calcext:value-type="string">
            <text:p>|Agustus 2007 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Agustus </text:p>
          </table:table-cell>
          <table:table-cell table:number-columns-repeated="2"/>
          <table:table-cell table:formula="of:=&quot;|&quot;&amp;[.A21]&amp;&quot;|&quot;&amp;[.B21]&amp;&quot;|&quot;&amp;[.C21]&amp;&quot;|&quot;&amp;[.D21]&amp;&quot;|&quot;" office:value-type="string" office:string-value="|12|2 Agustus |||" calcext:value-type="string">
            <text:p>|12|2 Agustus 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 Agustus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9 Agustus |||" calcext:value-type="string">
            <text:p>|13|9 Agustus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 Agustus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6 Agustus |||" calcext:value-type="string">
            <text:p>|14|16 Agustus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 Agustus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3 Agustus |||" calcext:value-type="string">
            <text:p>|15|23 Agustus 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 Agustus </text:p>
          </table:table-cell>
          <table:table-cell table:style-name="ce4" office:value-type="string" calcext:value-type="string">
            <text:p>Jahitan 1 </text:p>
          </table:table-cell>
          <table:table-cell/>
          <table:table-cell table:formula="of:=&quot;|&quot;&amp;[.A25]&amp;&quot;|&quot;&amp;[.B25]&amp;&quot;|&quot;&amp;[.C25]&amp;&quot;|&quot;&amp;[.D25]&amp;&quot;|&quot;" office:value-type="string" office:string-value="|12|30 Agustus |Jahitan 1 ||" calcext:value-type="string">
            <text:p>|12|30 Agustus |Jahitan 1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September 2007 </text:p>
          </table:table-cell>
          <table:covered-table-cell table:number-columns-repeated="3" table:style-name="ce10"/>
          <table:table-cell table:formula="of:=&quot;|&quot;&amp;[.A26]&amp;&quot;|&quot;&amp;[.B26]&amp;&quot;|&quot;&amp;[.C26]&amp;&quot;|&quot;&amp;[.D26]&amp;&quot;|&quot;" office:value-type="string" office:string-value="|September 2007 ||||" calcext:value-type="string">
            <text:p>|Septem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 September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6 September |||" calcext:value-type="string">
            <text:p>|13|6 Septem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September </text:p>
          </table:table-cell>
          <table:table-cell table:style-name="ce4" office:value-type="string" calcext:value-type="string">
            <text:p>Jahitan 2 </text:p>
          </table:table-cell>
          <table:table-cell/>
          <table:table-cell table:formula="of:=&quot;|&quot;&amp;[.A28]&amp;&quot;|&quot;&amp;[.B28]&amp;&quot;|&quot;&amp;[.C28]&amp;&quot;|&quot;&amp;[.D28]&amp;&quot;|&quot;" office:value-type="string" office:string-value="|14|13 September |Jahitan 2 ||" calcext:value-type="string">
            <text:p>|14|13 September |Jahitan 2 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 September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0 September |||" calcext:value-type="string">
            <text:p>|15|20 September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 September </text:p>
          </table:table-cell>
          <table:table-cell table:style-name="ce4" office:value-type="string" calcext:value-type="string">
            <text:p>Jahitan 3 </text:p>
          </table:table-cell>
          <table:table-cell/>
          <table:table-cell table:formula="of:=&quot;|&quot;&amp;[.A30]&amp;&quot;|&quot;&amp;[.B30]&amp;&quot;|&quot;&amp;[.C30]&amp;&quot;|&quot;&amp;[.D30]&amp;&quot;|&quot;" office:value-type="string" office:string-value="|16|27 September |Jahitan 3 ||" calcext:value-type="string">
            <text:p>|16|27 September |Jahitan 3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Oktober 2007 </text:p>
          </table:table-cell>
          <table:covered-table-cell table:number-columns-repeated="3" table:style-name="ce10"/>
          <table:table-cell table:formula="of:=&quot;|&quot;&amp;[.A31]&amp;&quot;|&quot;&amp;[.B31]&amp;&quot;|&quot;&amp;[.C31]&amp;&quot;|&quot;&amp;[.D31]&amp;&quot;|&quot;" office:value-type="string" office:string-value="|Oktober 2007 ||||" calcext:value-type="string">
            <text:p>|Okto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 Oktober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4 Oktober |||" calcext:value-type="string">
            <text:p>|13|4 Okto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 Oktober </text:p>
          </table:table-cell>
          <table:table-cell table:style-name="ce4" office:value-type="string" calcext:value-type="string">
            <text:p>Jahitan 4 </text:p>
          </table:table-cell>
          <table:table-cell/>
          <table:table-cell table:formula="of:=&quot;|&quot;&amp;[.A33]&amp;&quot;|&quot;&amp;[.B33]&amp;&quot;|&quot;&amp;[.C33]&amp;&quot;|&quot;&amp;[.D33]&amp;&quot;|&quot;" office:value-type="string" office:string-value="|14|11 Oktober |Jahitan 4 ||" calcext:value-type="string">
            <text:p>|14|11 Oktober |Jahitan 4 ||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8 Oktober </text:p>
          </table:table-cell>
          <table:table-cell table:style-name="ce4" office:value-type="string" calcext:value-type="string">
            <text:p>Tenggat kerjaan &amp; rilis beta </text:p>
          </table:table-cell>
          <table:table-cell/>
          <table:table-cell table:formula="of:=&quot;|&quot;&amp;[.A34]&amp;&quot;|&quot;&amp;[.B34]&amp;&quot;|&quot;&amp;[.C34]&amp;&quot;|&quot;&amp;[.D34]&amp;&quot;|&quot;" office:value-type="string" office:string-value="|15|18 Oktober |Tenggat kerjaan &amp; rilis beta ||" calcext:value-type="string">
            <text:p>|15|18 Oktober |Tenggat kerjaan &amp; rilis beta ||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25 Oktober </text:p>
          </table:table-cell>
          <table:table-cell table:style-name="ce4" office:value-type="string" calcext:value-type="string">
            <text:p>ReleaseCandidate 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6|25 Oktober |ReleaseCandidate ||" calcext:value-type="string">
            <text:p>|16|25 Oktober |ReleaseCandidate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November 2007 </text:p>
          </table:table-cell>
          <table:covered-table-cell table:number-columns-repeated="3" table:style-name="ce10"/>
          <table:table-cell table:formula="of:=&quot;|&quot;&amp;[.A36]&amp;&quot;|&quot;&amp;[.B36]&amp;&quot;|&quot;&amp;[.C36]&amp;&quot;|&quot;&amp;[.D36]&amp;&quot;|&quot;" office:value-type="string" office:string-value="|November 2007 ||||" calcext:value-type="string">
            <text:p>|November 2007 ||||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1 November </text:p>
          </table:table-cell>
          <table:table-cell table:style-name="ce4" office:value-type="string" calcext:value-type="string">
            <text:p>Rilis <text:a xlink:href="../../../../../../../wiki/BlankOn" xlink:type="simple">BlankOn</text:a> </text:p>
          </table:table-cell>
          <table:table-cell table:style-name="ce4" office:value-type="string" calcext:value-type="string">
            <text:p>Berdasarkan atas kesepakatan Tim Steering (H+14) </text:p>
          </table:table-cell>
          <table:table-cell table:formula="of:=&quot;|&quot;&amp;[.A37]&amp;&quot;|&quot;&amp;[.B37]&amp;&quot;|&quot;&amp;[.C37]&amp;&quot;|&quot;&amp;[.D37]&amp;&quot;|&quot;" office:value-type="string" office:string-value="|17|1 November |Rilis BlankOn |Berdasarkan atas kesepakatan Tim Steering (H+14) |" calcext:value-type="string">
            <text:p>|17|1 November |Rilis BlankOn |Berdasarkan atas kesepakatan Tim Steering (H+14) 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November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8|8 November |||" calcext:value-type="string">
            <text:p>|18|8 November |||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5 November </text:p>
          </table:table-cell>
          <table:table-cell table:style-name="ce4" office:value-type="string" calcext:value-type="string">
            <text:p>Pengerjaan Konde+1 dimulai </text:p>
          </table:table-cell>
          <table:table-cell/>
          <table:table-cell table:formula="of:=&quot;|&quot;&amp;[.A39]&amp;&quot;|&quot;&amp;[.B39]&amp;&quot;|&quot;&amp;[.C39]&amp;&quot;|&quot;&amp;[.D39]&amp;&quot;|&quot;" office:value-type="string" office:string-value="|19|15 November |Pengerjaan Konde+1 dimulai ||" calcext:value-type="string">
            <text:p>|19|15 November |Pengerjaan Konde+1 dimulai 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 November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20|22 November |||" calcext:value-type="string">
            <text:p>|20|22 November |||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 November </text:p>
          </table:table-cell>
          <table:table-cell/>
          <table:table-cell table:style-name="ce10"/>
          <table:table-cell table:formula="of:=&quot;|&quot;&amp;[.A41]&amp;&quot;|&quot;&amp;[.B41]&amp;&quot;|&quot;&amp;[.C41]&amp;&quot;|&quot;&amp;[.D41]&amp;&quot;|&quot;" office:value-type="string" office:string-value="|21|27 November |||" calcext:value-type="string">
            <text:p>|21|27 November |||</text:p>
          </table:table-cell>
        </table:table-row>
      </table:table>
      <table:table table:name="3" table:style-name="ta1">
        <table:table-column table:style-name="co1" table:number-columns-repeated="4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Lontara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November 2007</text:p>
          </table:table-cell>
          <table:table-cell table:number-columns-repeated="3"/>
          <table:table-cell table:formula="of:=&quot;|&quot;&amp;[.A6]&amp;&quot;|&quot;&amp;[.B6]&amp;&quot;|&quot;&amp;[.C6]&amp;&quot;|&quot;&amp;[.D6]&amp;&quot;|&quot;" office:value-type="string" office:string-value="|November 2007||||" calcext:value-type="string">
            <text:p>|November 2007|||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 November </text:p>
          </table:table-cell>
          <table:table-cell office:value-type="string" calcext:value-type="string">
            <text:p>Pengerjaan Lontara dimulai </text:p>
          </table:table-cell>
          <table:table-cell office:value-type="string" calcext:value-type="string">
            <text:p>Memulai pembuatan konsep</text:p>
          </table:table-cell>
          <table:table-cell table:formula="of:=&quot;|&quot;&amp;[.A7]&amp;&quot;|&quot;&amp;[.B7]&amp;&quot;|&quot;&amp;[.C7]&amp;&quot;|&quot;&amp;[.D7]&amp;&quot;|&quot;" office:value-type="string" office:string-value="|1|19 November |Pengerjaan Lontara dimulai |Memulai pembuatan konsep|" calcext:value-type="string">
            <text:p>|1|19 November |Pengerjaan Lontara dimulai |Memulai pembuatan konsep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 November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6 November |||" calcext:value-type="string">
            <text:p>|2|26 November |||</text:p>
          </table:table-cell>
        </table:table-row>
        <table:table-row table:style-name="ro1">
          <table:table-cell office:value-type="string" calcext:value-type="string">
            <text:p>Desember 2007</text:p>
          </table:table-cell>
          <table:table-cell table:number-columns-repeated="3"/>
          <table:table-cell table:formula="of:=&quot;|&quot;&amp;[.A9]&amp;&quot;|&quot;&amp;[.B9]&amp;&quot;|&quot;&amp;[.C9]&amp;&quot;|&quot;&amp;[.D9]&amp;&quot;|&quot;" office:value-type="string" office:string-value="|Desember 2007||||" calcext:value-type="string">
            <text:p>|Desember 2007|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Desember </text:p>
          </table:table-cell>
          <table:table-cell table:number-columns-repeated="2"/>
          <table:table-cell table:formula="of:=&quot;|&quot;&amp;[.A10]&amp;&quot;|&quot;&amp;[.B10]&amp;&quot;|&quot;&amp;[.C10]&amp;&quot;|&quot;&amp;[.D10]&amp;&quot;|&quot;" office:value-type="string" office:string-value="|3|3 Desember |||" calcext:value-type="string">
            <text:p>|3|3 Desember 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Desember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10 Desember |||" calcext:value-type="string">
            <text:p>|4|10 Desember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 Desember </text:p>
          </table:table-cell>
          <table:table-cell office:value-type="string" calcext:value-type="string">
            <text:p>Usulan Fitur </text:p>
          </table:table-cell>
          <table:table-cell office:value-type="string" calcext:value-type="string">
            <text:p>Penutupan usulan fitur</text:p>
          </table:table-cell>
          <table:table-cell table:formula="of:=&quot;|&quot;&amp;[.A12]&amp;&quot;|&quot;&amp;[.B12]&amp;&quot;|&quot;&amp;[.C12]&amp;&quot;|&quot;&amp;[.D12]&amp;&quot;|&quot;" office:value-type="string" office:string-value="|5|17 Desember |Usulan Fitur |Penutupan usulan fitur|" calcext:value-type="string">
            <text:p>|5|17 Desember |Usulan Fitur |Penutupan usulan fitur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 Desember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4 Desember |||" calcext:value-type="string">
            <text:p>|6|24 Desember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 Desember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31 Desember |||" calcext:value-type="string">
            <text:p>|7|31 Desember |||</text:p>
          </table:table-cell>
        </table:table-row>
        <table:table-row table:style-name="ro1">
          <table:table-cell office:value-type="string" calcext:value-type="string">
            <text:p>Januari 2008</text:p>
          </table:table-cell>
          <table:table-cell table:number-columns-repeated="3"/>
          <table:table-cell table:formula="of:=&quot;|&quot;&amp;[.A15]&amp;&quot;|&quot;&amp;[.B15]&amp;&quot;|&quot;&amp;[.C15]&amp;&quot;|&quot;&amp;[.D15]&amp;&quot;|&quot;" office:value-type="string" office:string-value="|Januari 2008||||" calcext:value-type="string">
            <text:p>|Januari 2008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Januar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7 Januari |||" calcext:value-type="string">
            <text:p>|8|7 Januar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 Januari </text:p>
          </table:table-cell>
          <table:table-cell office:value-type="string" calcext:value-type="string">
            <text:p>Jahitan 1? </text:p>
          </table:table-cell>
          <table:table-cell office:value-type="string" calcext:value-type="string">
            <text:p>Rilis pertama untuk testing internal</text:p>
          </table:table-cell>
          <table:table-cell table:formula="of:=&quot;|&quot;&amp;[.A17]&amp;&quot;|&quot;&amp;[.B17]&amp;&quot;|&quot;&amp;[.C17]&amp;&quot;|&quot;&amp;[.D17]&amp;&quot;|&quot;" office:value-type="string" office:string-value="|9|14 Januari |Jahitan 1? |Rilis pertama untuk testing internal|" calcext:value-type="string">
            <text:p>|9|14 Januari |Jahitan 1? |Rilis pertama untuk testing internal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 Januar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21 Januari |||" calcext:value-type="string">
            <text:p>|10|21 Januar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 Januar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8 Januari |||" calcext:value-type="string">
            <text:p>|11|28 Januari |||</text:p>
          </table:table-cell>
        </table:table-row>
        <table:table-row table:style-name="ro1">
          <table:table-cell office:value-type="string" calcext:value-type="string">
            <text:p>Februari 2008</text:p>
          </table:table-cell>
          <table:table-cell table:number-columns-repeated="3"/>
          <table:table-cell table:formula="of:=&quot;|&quot;&amp;[.A20]&amp;&quot;|&quot;&amp;[.B20]&amp;&quot;|&quot;&amp;[.C20]&amp;&quot;|&quot;&amp;[.D20]&amp;&quot;|&quot;" office:value-type="string" office:string-value="|Februari 2008||||" calcext:value-type="string">
            <text:p>|Februari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 Februari </text:p>
          </table:table-cell>
          <table:table-cell office:value-type="string" calcext:value-type="string">
            <text:p>Jahitan 2? </text:p>
          </table:table-cell>
          <table:table-cell office:value-type="string" calcext:value-type="string">
            <text:p>Rilis kedua untuk testing internal </text:p>
          </table:table-cell>
          <table:table-cell table:formula="of:=&quot;|&quot;&amp;[.A21]&amp;&quot;|&quot;&amp;[.B21]&amp;&quot;|&quot;&amp;[.C21]&amp;&quot;|&quot;&amp;[.D21]&amp;&quot;|&quot;" office:value-type="string" office:string-value="|12|4 Februari |Jahitan 2? |Rilis kedua untuk testing internal |" calcext:value-type="string">
            <text:p>|12|4 Februari |Jahitan 2? |Rilis kedua untuk testing internal 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 Februari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11 Februari |||" calcext:value-type="string">
            <text:p>|13|11 Februari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 Februari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8 Februari |||" calcext:value-type="string">
            <text:p>|14|18 Februari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 Februari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5 Februari |||" calcext:value-type="string">
            <text:p>|15|25 Februari |||</text:p>
          </table:table-cell>
        </table:table-row>
        <table:table-row table:style-name="ro1">
          <table:table-cell office:value-type="string" calcext:value-type="string">
            <text:p>Maret 2008</text:p>
          </table:table-cell>
          <table:table-cell table:number-columns-repeated="3"/>
          <table:table-cell table:formula="of:=&quot;|&quot;&amp;[.A25]&amp;&quot;|&quot;&amp;[.B25]&amp;&quot;|&quot;&amp;[.C25]&amp;&quot;|&quot;&amp;[.D25]&amp;&quot;|&quot;" office:value-type="string" office:string-value="|Maret 2008||||" calcext:value-type="string">
            <text:p>|Maret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 Maret </text:p>
          </table:table-cell>
          <table:table-cell office:value-type="string" calcext:value-type="string">
            <text:p>Jahitan 3? </text:p>
          </table:table-cell>
          <table:table-cell office:value-type="string" calcext:value-type="string">
            <text:p>Rilis ketiga untuk testing internal</text:p>
          </table:table-cell>
          <table:table-cell table:formula="of:=&quot;|&quot;&amp;[.A26]&amp;&quot;|&quot;&amp;[.B26]&amp;&quot;|&quot;&amp;[.C26]&amp;&quot;|&quot;&amp;[.D26]&amp;&quot;|&quot;" office:value-type="string" office:string-value="|12|3 Maret |Jahitan 3? |Rilis ketiga untuk testing internal|" calcext:value-type="string">
            <text:p>|12|3 Maret |Jahitan 3? |Rilis ketiga untuk testing internal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 Maret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10 Maret |||" calcext:value-type="string">
            <text:p>|13|10 Maret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 Maret </text:p>
          </table:table-cell>
          <table:table-cell table:number-columns-repeated="2"/>
          <table:table-cell table:formula="of:=&quot;|&quot;&amp;[.A28]&amp;&quot;|&quot;&amp;[.B28]&amp;&quot;|&quot;&amp;[.C28]&amp;&quot;|&quot;&amp;[.D28]&amp;&quot;|&quot;" office:value-type="string" office:string-value="|14|17 Maret |||" calcext:value-type="string">
            <text:p>|14|17 Maret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Maret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4 Maret |||" calcext:value-type="string">
            <text:p>|15|24 Maret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 Maret </text:p>
          </table:table-cell>
          <table:table-cell office:value-type="string" calcext:value-type="string">
            <text:p>Jahitan 4? </text:p>
          </table:table-cell>
          <table:table-cell office:value-type="string" calcext:value-type="string">
            <text:p>Rilis keempat untuk testing internal</text:p>
          </table:table-cell>
          <table:table-cell table:formula="of:=&quot;|&quot;&amp;[.A30]&amp;&quot;|&quot;&amp;[.B30]&amp;&quot;|&quot;&amp;[.C30]&amp;&quot;|&quot;&amp;[.D30]&amp;&quot;|&quot;" office:value-type="string" office:string-value="|16|31 Maret |Jahitan 4? |Rilis keempat untuk testing internal|" calcext:value-type="string">
            <text:p>|16|31 Maret |Jahitan 4? |Rilis keempat untuk testing internal|</text:p>
          </table:table-cell>
        </table:table-row>
        <table:table-row table:style-name="ro1">
          <table:table-cell office:value-type="string" calcext:value-type="string">
            <text:p>April 2008</text:p>
          </table:table-cell>
          <table:table-cell table:number-columns-repeated="3"/>
          <table:table-cell table:formula="of:=&quot;|&quot;&amp;[.A31]&amp;&quot;|&quot;&amp;[.B31]&amp;&quot;|&quot;&amp;[.C31]&amp;&quot;|&quot;&amp;[.D31]&amp;&quot;|&quot;" office:value-type="string" office:string-value="|April 2008||||" calcext:value-type="string">
            <text:p>|April 2008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 April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7 April |||" calcext:value-type="string">
            <text:p>|13|7 April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 April </text:p>
          </table:table-cell>
          <table:table-cell office:value-type="string" calcext:value-type="string">
            <text:p>Rilis Beta </text:p>
          </table:table-cell>
          <table:table-cell office:value-type="string" calcext:value-type="string">
            <text:p>Pada minggu ini juga akan dirilis versi beta BlankOn untuk di testing kepada publik</text:p>
          </table:table-cell>
          <table:table-cell table:formula="of:=&quot;|&quot;&amp;[.A33]&amp;&quot;|&quot;&amp;[.B33]&amp;&quot;|&quot;&amp;[.C33]&amp;&quot;|&quot;&amp;[.D33]&amp;&quot;|&quot;" office:value-type="string" office:string-value="|14|14 April |Rilis Beta |Pada minggu ini juga akan dirilis versi beta BlankOn untuk di testing kepada publik|" calcext:value-type="string">
            <text:p>|14|14 April |Rilis Beta |Pada minggu ini juga akan dirilis versi beta BlankOn untuk di testing kepada publik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 April </text:p>
          </table:table-cell>
          <table:table-cell office:value-type="string" calcext:value-type="string">
            <text:p>Tenggat waktu pengumpulan tugas </text:p>
          </table:table-cell>
          <table:table-cell office:value-type="string" calcext:value-type="string">
            <text:p>Batas akhir pekerjaan pengumpulan tugas seluruh tim BlankOn, seperti tenggat penyelesaian artwork, dokumentasi, paket-paket dsb</text:p>
          </table:table-cell>
          <table:table-cell table:formula="of:=&quot;|&quot;&amp;[.A34]&amp;&quot;|&quot;&amp;[.B34]&amp;&quot;|&quot;&amp;[.C34]&amp;&quot;|&quot;&amp;[.D34]&amp;&quot;|&quot;" office:value-type="string" office:string-value="|15|21 April |Tenggat waktu pengumpulan tugas |Batas akhir pekerjaan pengumpulan tugas seluruh tim BlankOn, seperti tenggat penyelesaian artwork, dokumentasi, paket-paket dsb|" calcext:value-type="string">
            <text:p>|15|21 April |Tenggat waktu pengumpulan tugas |Batas akhir pekerjaan pengumpulan tugas seluruh tim BlankOn, seperti tenggat penyelesaian artwork, dokumentasi, paket-paket dsb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April </text:p>
          </table:table-cell>
          <table:table-cell office:value-type="string" calcext:value-type="string">
            <text:p>RIlis Ubuntu 8.04 LTS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5|24 April |RIlis Ubuntu 8.04 LTS||" calcext:value-type="string">
            <text:p>|15|24 April |RIlis Ubuntu 8.04 LTS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 April </text:p>
          </table:table-cell>
          <table:table-cell office:value-type="string" calcext:value-type="string">
            <text:p>&gt; /!\ Calon Rilis BlankOn </text:p>
          </table:table-cell>
          <table:table-cell/>
          <table:table-cell table:formula="of:=&quot;|&quot;&amp;[.A36]&amp;&quot;|&quot;&amp;[.B36]&amp;&quot;|&quot;&amp;[.C36]&amp;&quot;|&quot;&amp;[.D36]&amp;&quot;|&quot;" office:value-type="string" office:string-value="|16|28 April |&gt; /!\ Calon Rilis BlankOn ||" calcext:value-type="string">
            <text:p>|16|28 April |&gt; /!\ Calon Rilis BlankOn ||</text:p>
          </table:table-cell>
        </table:table-row>
        <table:table-row table:style-name="ro1">
          <table:table-cell office:value-type="string" calcext:value-type="string">
            <text:p>Mei 2008</text:p>
          </table:table-cell>
          <table:table-cell table:number-columns-repeated="3"/>
          <table:table-cell table:formula="of:=&quot;|&quot;&amp;[.A37]&amp;&quot;|&quot;&amp;[.B37]&amp;&quot;|&quot;&amp;[.C37]&amp;&quot;|&quot;&amp;[.D37]&amp;&quot;|&quot;" office:value-type="string" office:string-value="|Mei 2008||||" calcext:value-type="string">
            <text:p>|Mei 2008|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 Mei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7|5 Mei |||" calcext:value-type="string">
            <text:p>|17|5 Mei 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 Mei </text:p>
          </table:table-cell>
          <table:table-cell office:value-type="string" calcext:value-type="string">
            <text:p>/!\ Rilis Akhir BlankOn </text:p>
          </table:table-cell>
          <table:table-cell office:value-type="string" calcext:value-type="string">
            <text:p>BlankOn siap meluncur!</text:p>
          </table:table-cell>
          <table:table-cell table:formula="of:=&quot;|&quot;&amp;[.A39]&amp;&quot;|&quot;&amp;[.B39]&amp;&quot;|&quot;&amp;[.C39]&amp;&quot;|&quot;&amp;[.D39]&amp;&quot;|&quot;" office:value-type="string" office:string-value="|17|8 Mei |/!\ Rilis Akhir BlankOn |BlankOn siap meluncur!|" calcext:value-type="string">
            <text:p>|17|8 Mei |/!\ Rilis Akhir BlankOn |BlankOn siap meluncur!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 Mei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18|12 Mei |||" calcext:value-type="string">
            <text:p>|18|12 Mei |||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 Mei </text:p>
          </table:table-cell>
          <table:table-cell table:number-columns-repeated="2"/>
          <table:table-cell table:formula="of:=&quot;|&quot;&amp;[.A41]&amp;&quot;|&quot;&amp;[.B41]&amp;&quot;|&quot;&amp;[.C41]&amp;&quot;|&quot;&amp;[.D41]&amp;&quot;|&quot;" office:value-type="string" office:string-value="|19|19 Mei |||" calcext:value-type="string">
            <text:p>|19|19 Mei |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 Mei </text:p>
          </table:table-cell>
          <table:table-cell table:number-columns-repeated="2"/>
          <table:table-cell table:formula="of:=&quot;|&quot;&amp;[.A42]&amp;&quot;|&quot;&amp;[.B42]&amp;&quot;|&quot;&amp;[.C42]&amp;&quot;|&quot;&amp;[.D42]&amp;&quot;|&quot;" office:value-type="string" office:string-value="|20|26 Mei |||" calcext:value-type="string">
            <text:p>|20|26 Mei |||</text:p>
          </table:table-cell>
        </table:table-row>
        <table:table-row table:style-name="ro1">
          <table:table-cell table:number-columns-repeated="4"/>
          <table:table-cell table:formula="of:=&quot;|&quot;&amp;[.A43]&amp;&quot;|&quot;&amp;[.B43]&amp;&quot;|&quot;&amp;[.C43]&amp;&quot;|&quot;&amp;[.D43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4]&amp;&quot;|&quot;&amp;[.B44]&amp;&quot;|&quot;&amp;[.C44]&amp;&quot;|&quot;&amp;[.D4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5]&amp;&quot;|&quot;&amp;[.B45]&amp;&quot;|&quot;&amp;[.C45]&amp;&quot;|&quot;&amp;[.D4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6]&amp;&quot;|&quot;&amp;[.B46]&amp;&quot;|&quot;&amp;[.C46]&amp;&quot;|&quot;&amp;[.D4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7]&amp;&quot;|&quot;&amp;[.B47]&amp;&quot;|&quot;&amp;[.C47]&amp;&quot;|&quot;&amp;[.D47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8]&amp;&quot;|&quot;&amp;[.B48]&amp;&quot;|&quot;&amp;[.C48]&amp;&quot;|&quot;&amp;[.D48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9]&amp;&quot;|&quot;&amp;[.B49]&amp;&quot;|&quot;&amp;[.C49]&amp;&quot;|&quot;&amp;[.D49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0]&amp;&quot;|&quot;&amp;[.B50]&amp;&quot;|&quot;&amp;[.C50]&amp;&quot;|&quot;&amp;[.D50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1]&amp;&quot;|&quot;&amp;[.B51]&amp;&quot;|&quot;&amp;[.C51]&amp;&quot;|&quot;&amp;[.D51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2]&amp;&quot;|&quot;&amp;[.B52]&amp;&quot;|&quot;&amp;[.C52]&amp;&quot;|&quot;&amp;[.D52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3]&amp;&quot;|&quot;&amp;[.B53]&amp;&quot;|&quot;&amp;[.C53]&amp;&quot;|&quot;&amp;[.D53]&amp;&quot;|&quot;" office:value-type="string" office:string-value="|||||" calcext:value-type="string">
            <text:p>|||||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2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2">
          <table:table-cell/>
        </table:table-row>
        <table:table-row table:style-name="ro7">
          <table:table-cell/>
        </table:table-row>
        <table:table-row table:style-name="ro8">
          <table:table-cell/>
        </table:table-row>
        <table:table-row table:style-name="ro2" table:number-rows-repeated="2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</table:table>
      <table:table table:name="5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5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November 2008</text:p>
          </table:table-cell>
          <table:table-cell table:number-columns-repeated="3"/>
          <table:table-cell table:formula="of:=&quot;|&quot;&amp;[.A6]&amp;&quot;|&quot;&amp;[.B6]&amp;&quot;|&quot;&amp;[.C6]&amp;&quot;|&quot;&amp;[.D6]&amp;&quot;|&quot;" office:value-type="string" office:string-value="|November 2008||||" calcext:value-type="string">
            <text:p>|November 2008||||</text:p>
          </table:table-cell>
        </table:table-row>
        <table:table-row table:style-name="ro1">
          <table:table-cell office:value-type="string" calcext:value-type="string">
            <text:p>1 <text:s text:c="12"/>20 November</text:p>
          </table:table-cell>
          <table:table-cell table:number-columns-repeated="3"/>
          <table:table-cell table:formula="of:=&quot;|&quot;&amp;[.A7]&amp;&quot;|&quot;&amp;[.B7]&amp;&quot;|&quot;&amp;[.C7]&amp;&quot;|&quot;&amp;[.D7]&amp;&quot;|&quot;" office:value-type="string" office:string-value="|1             20 November||||" calcext:value-type="string">
            <text:p>|1 <text:s text:c="12"/>20 November||||</text:p>
          </table:table-cell>
        </table:table-row>
        <table:table-row table:style-name="ro1">
          <table:table-cell office:value-type="string" calcext:value-type="string">
            <text:p>2 <text:s text:c="12"/>27 November Pengerjaan BlankOn 5 <text:s text:c="5"/>Memulai pembuatan konsep</text:p>
          </table:table-cell>
          <table:table-cell table:number-columns-repeated="3"/>
          <table:table-cell table:formula="of:=&quot;|&quot;&amp;[.A8]&amp;&quot;|&quot;&amp;[.B8]&amp;&quot;|&quot;&amp;[.C8]&amp;&quot;|&quot;&amp;[.D8]&amp;&quot;|&quot;" office:value-type="string" office:string-value="|2             27 November Pengerjaan BlankOn 5      Memulai pembuatan konsep||||" calcext:value-type="string">
            <text:p>|2 <text:s text:c="12"/>27 November Pengerjaan BlankOn 5 <text:s text:c="5"/>Memulai pembuatan konsep||||</text:p>
          </table:table-cell>
        </table:table-row>
        <table:table-row table:style-name="ro1">
          <table:table-cell office:value-type="string" calcext:value-type="string">
            <text:p><text:s text:c="26"/>dimulai</text:p>
          </table:table-cell>
          <table:table-cell table:number-columns-repeated="3"/>
          <table:table-cell table:formula="of:=&quot;|&quot;&amp;[.A9]&amp;&quot;|&quot;&amp;[.B9]&amp;&quot;|&quot;&amp;[.C9]&amp;&quot;|&quot;&amp;[.D9]&amp;&quot;|&quot;" office:value-type="string" office:string-value="|                          dimulai||||" calcext:value-type="string">
            <text:p>| <text:s text:c="25"/>dimulai||||</text:p>
          </table:table-cell>
        </table:table-row>
        <table:table-row table:style-name="ro1">
          <table:table-cell office:value-type="string" calcext:value-type="string">
            <text:p>Desember 2008</text:p>
          </table:table-cell>
          <table:table-cell table:number-columns-repeated="3"/>
          <table:table-cell table:formula="of:=&quot;|&quot;&amp;[.A10]&amp;&quot;|&quot;&amp;[.B10]&amp;&quot;|&quot;&amp;[.C10]&amp;&quot;|&quot;&amp;[.D10]&amp;&quot;|&quot;" office:value-type="string" office:string-value="|Desember 2008||||" calcext:value-type="string">
            <text:p>|Desember 2008||||</text:p>
          </table:table-cell>
        </table:table-row>
        <table:table-row table:style-name="ro1">
          <table:table-cell office:value-type="string" calcext:value-type="string">
            <text:p>3 <text:s text:c="12"/>4 Desember</text:p>
          </table:table-cell>
          <table:table-cell table:number-columns-repeated="3"/>
          <table:table-cell table:formula="of:=&quot;|&quot;&amp;[.A11]&amp;&quot;|&quot;&amp;[.B11]&amp;&quot;|&quot;&amp;[.C11]&amp;&quot;|&quot;&amp;[.D11]&amp;&quot;|&quot;" office:value-type="string" office:string-value="|3             4 Desember||||" calcext:value-type="string">
            <text:p>|3 <text:s text:c="12"/>4 Desember||||</text:p>
          </table:table-cell>
        </table:table-row>
        <table:table-row table:style-name="ro1">
          <table:table-cell office:value-type="string" calcext:value-type="string">
            <text:p>4 <text:s text:c="12"/>11 Desember</text:p>
          </table:table-cell>
          <table:table-cell table:number-columns-repeated="3"/>
          <table:table-cell table:formula="of:=&quot;|&quot;&amp;[.A12]&amp;&quot;|&quot;&amp;[.B12]&amp;&quot;|&quot;&amp;[.C12]&amp;&quot;|&quot;&amp;[.D12]&amp;&quot;|&quot;" office:value-type="string" office:string-value="|4             11 Desember||||" calcext:value-type="string">
            <text:p>|4 <text:s text:c="12"/>11 Desember||||</text:p>
          </table:table-cell>
        </table:table-row>
        <table:table-row table:style-name="ro1">
          <table:table-cell office:value-type="string" calcext:value-type="string">
            <text:p>5 <text:s text:c="12"/>18 Desember</text:p>
          </table:table-cell>
          <table:table-cell table:number-columns-repeated="3"/>
          <table:table-cell table:formula="of:=&quot;|&quot;&amp;[.A13]&amp;&quot;|&quot;&amp;[.B13]&amp;&quot;|&quot;&amp;[.C13]&amp;&quot;|&quot;&amp;[.D13]&amp;&quot;|&quot;" office:value-type="string" office:string-value="|5             18 Desember||||" calcext:value-type="string">
            <text:p>|5 <text:s text:c="12"/>18 Desember||||</text:p>
          </table:table-cell>
        </table:table-row>
        <table:table-row table:style-name="ro1">
          <table:table-cell office:value-type="string" calcext:value-type="string">
            <text:p>6 <text:s text:c="12"/>25 Desember Usulan_Fitur <text:s text:c="13"/>Penutupan usulan fitur</text:p>
          </table:table-cell>
          <table:table-cell table:number-columns-repeated="3"/>
          <table:table-cell table:formula="of:=&quot;|&quot;&amp;[.A14]&amp;&quot;|&quot;&amp;[.B14]&amp;&quot;|&quot;&amp;[.C14]&amp;&quot;|&quot;&amp;[.D14]&amp;&quot;|&quot;" office:value-type="string" office:string-value="|6             25 Desember Usulan_Fitur              Penutupan usulan fitur||||" calcext:value-type="string">
            <text:p>|6 <text:s text:c="12"/>25 Desember Usulan_Fitur <text:s text:c="13"/>Penutupan usulan fitur||||</text:p>
          </table:table-cell>
        </table:table-row>
        <table:table-row table:style-name="ro1">
          <table:table-cell office:value-type="string" calcext:value-type="string">
            <text:p>Januari 2009</text:p>
          </table:table-cell>
          <table:table-cell table:number-columns-repeated="3"/>
          <table:table-cell table:formula="of:=&quot;|&quot;&amp;[.A15]&amp;&quot;|&quot;&amp;[.B15]&amp;&quot;|&quot;&amp;[.C15]&amp;&quot;|&quot;&amp;[.D15]&amp;&quot;|&quot;" office:value-type="string" office:string-value="|Januari 2009||||" calcext:value-type="string">
            <text:p>|Januari 2009||||</text:p>
          </table:table-cell>
        </table:table-row>
        <table:table-row table:style-name="ro1">
          <table:table-cell office:value-type="string" calcext:value-type="string">
            <text:p><text:s text:c="52"/>31 Desember: Penutupan</text:p>
          </table:table-cell>
          <table:table-cell table:number-columns-repeated="3"/>
          <table:table-cell table:formula="of:=&quot;|&quot;&amp;[.A16]&amp;&quot;|&quot;&amp;[.B16]&amp;&quot;|&quot;&amp;[.C16]&amp;&quot;|&quot;&amp;[.D16]&amp;&quot;|&quot;" office:value-type="string" office:string-value="|                                                    31 Desember: Penutupan||||" calcext:value-type="string">
            <text:p>| <text:s text:c="51"/>31 Desember: Penutupan||||</text:p>
          </table:table-cell>
        </table:table-row>
        <table:table-row table:style-name="ro1">
          <table:table-cell office:value-type="string" calcext:value-type="string">
            <text:p><text:s text:c="52"/>pendaftaran</text:p>
          </table:table-cell>
          <table:table-cell table:number-columns-repeated="3"/>
          <table:table-cell table:formula="of:=&quot;|&quot;&amp;[.A17]&amp;&quot;|&quot;&amp;[.B17]&amp;&quot;|&quot;&amp;[.C17]&amp;&quot;|&quot;&amp;[.D17]&amp;&quot;|&quot;" office:value-type="string" office:string-value="|                                                    pendaftaran||||" calcext:value-type="string">
            <text:p>| <text:s text:c="51"/>pendaftaran||||</text:p>
          </table:table-cell>
        </table:table-row>
        <table:table-row table:style-name="ro1">
          <table:table-cell office:value-type="string" calcext:value-type="string">
            <text:p>7 <text:s text:c="12"/>1 Januari <text:s text:c="28"/>TantanganBlankOn; 2</text:p>
          </table:table-cell>
          <table:table-cell table:number-columns-repeated="3"/>
          <table:table-cell table:formula="of:=&quot;|&quot;&amp;[.A18]&amp;&quot;|&quot;&amp;[.B18]&amp;&quot;|&quot;&amp;[.C18]&amp;&quot;|&quot;&amp;[.D18]&amp;&quot;|&quot;" office:value-type="string" office:string-value="|7             1 Januari                             TantanganBlankOn; 2||||" calcext:value-type="string">
            <text:p>|7 <text:s text:c="12"/>1 Januari <text:s text:c="28"/>TantanganBlankOn; 2||||</text:p>
          </table:table-cell>
        </table:table-row>
        <table:table-row table:style-name="ro1">
          <table:table-cell office:value-type="string" calcext:value-type="string">
            <text:p><text:s text:c="52"/>Januari: Seleksi</text:p>
          </table:table-cell>
          <table:table-cell table:number-columns-repeated="3"/>
          <table:table-cell table:formula="of:=&quot;|&quot;&amp;[.A19]&amp;&quot;|&quot;&amp;[.B19]&amp;&quot;|&quot;&amp;[.C19]&amp;&quot;|&quot;&amp;[.D19]&amp;&quot;|&quot;" office:value-type="string" office:string-value="|                                                    Januari: Seleksi||||" calcext:value-type="string">
            <text:p>| <text:s text:c="51"/>Januari: Seleksi||||</text:p>
          </table:table-cell>
        </table:table-row>
        <table:table-row table:style-name="ro1">
          <table:table-cell office:value-type="string" calcext:value-type="string">
            <text:p><text:s text:c="52"/>TantanganBlankOn dimulai</text:p>
          </table:table-cell>
          <table:table-cell table:number-columns-repeated="3"/>
          <table:table-cell table:formula="of:=&quot;|&quot;&amp;[.A20]&amp;&quot;|&quot;&amp;[.B20]&amp;&quot;|&quot;&amp;[.C20]&amp;&quot;|&quot;&amp;[.D20]&amp;&quot;|&quot;" office:value-type="string" office:string-value="|                                                    TantanganBlankOn dimulai||||" calcext:value-type="string">
            <text:p>| <text:s text:c="51"/>TantanganBlankOn dimulai||||</text:p>
          </table:table-cell>
        </table:table-row>
        <table:table-row table:style-name="ro1">
          <table:table-cell office:value-type="string" calcext:value-type="string">
            <text:p>8 <text:s text:c="12"/>8 Januari</text:p>
          </table:table-cell>
          <table:table-cell table:number-columns-repeated="3"/>
          <table:table-cell table:formula="of:=&quot;|&quot;&amp;[.A21]&amp;&quot;|&quot;&amp;[.B21]&amp;&quot;|&quot;&amp;[.C21]&amp;&quot;|&quot;&amp;[.D21]&amp;&quot;|&quot;" office:value-type="string" office:string-value="|8             8 Januari||||" calcext:value-type="string">
            <text:p>|8 <text:s text:c="12"/>8 Januari||||</text:p>
          </table:table-cell>
        </table:table-row>
        <table:table-row table:style-name="ro1">
          <table:table-cell office:value-type="string" calcext:value-type="string">
            <text:p>9 <text:s text:c="12"/>15 Januari <text:s text:c="27"/>16 Januari:</text:p>
          </table:table-cell>
          <table:table-cell table:number-columns-repeated="3"/>
          <table:table-cell table:formula="of:=&quot;|&quot;&amp;[.A22]&amp;&quot;|&quot;&amp;[.B22]&amp;&quot;|&quot;&amp;[.C22]&amp;&quot;|&quot;&amp;[.D22]&amp;&quot;|&quot;" office:value-type="string" office:string-value="|9             15 Januari                            16 Januari:||||" calcext:value-type="string">
            <text:p>|9 <text:s text:c="12"/>15 Januari <text:s text:c="27"/>16 Januari:||||</text:p>
          </table:table-cell>
        </table:table-row>
        <table:table-row table:style-name="ro1">
          <table:table-cell office:value-type="string" calcext:value-type="string">
            <text:p><text:s text:c="52"/>TantanganBlankOn dimulai</text:p>
          </table:table-cell>
          <table:table-cell table:number-columns-repeated="3"/>
          <table:table-cell table:formula="of:=&quot;|&quot;&amp;[.A23]&amp;&quot;|&quot;&amp;[.B23]&amp;&quot;|&quot;&amp;[.C23]&amp;&quot;|&quot;&amp;[.D23]&amp;&quot;|&quot;" office:value-type="string" office:string-value="|                                                    TantanganBlankOn dimulai||||" calcext:value-type="string">
            <text:p>| <text:s text:c="51"/>TantanganBlankOn dimulai||||</text:p>
          </table:table-cell>
        </table:table-row>
        <table:table-row table:style-name="ro1">
          <table:table-cell office:value-type="string" calcext:value-type="string">
            <text:p>10 <text:s text:c="11"/>22 Januari <text:s/>Jahitan 1 <text:s text:c="16"/>Rilis pertama untuk testing</text:p>
          </table:table-cell>
          <table:table-cell table:number-columns-repeated="3"/>
          <table:table-cell table:formula="of:=&quot;|&quot;&amp;[.A24]&amp;&quot;|&quot;&amp;[.B24]&amp;&quot;|&quot;&amp;[.C24]&amp;&quot;|&quot;&amp;[.D24]&amp;&quot;|&quot;" office:value-type="string" office:string-value="|10            22 Januari  Jahitan 1                 Rilis pertama untuk testing||||" calcext:value-type="string">
            <text:p>|10 <text:s text:c="11"/>22 Januari <text:s/>Jahitan 1 <text:s text:c="16"/>Rilis pertama untuk testing||||</text:p>
          </table:table-cell>
        </table:table-row>
        <table:table-row table:style-name="ro1">
          <table:table-cell office:value-type="string" calcext:value-type="string">
            <text:p><text:s text:c="52"/>internal</text:p>
          </table:table-cell>
          <table:table-cell table:number-columns-repeated="3"/>
          <table:table-cell table:formula="of:=&quot;|&quot;&amp;[.A25]&amp;&quot;|&quot;&amp;[.B25]&amp;&quot;|&quot;&amp;[.C25]&amp;&quot;|&quot;&amp;[.D25]&amp;&quot;|&quot;" office:value-type="string" office:string-value="|                                                    internal||||" calcext:value-type="string">
            <text:p>| <text:s text:c="51"/>internal||||</text:p>
          </table:table-cell>
        </table:table-row>
        <table:table-row table:style-name="ro1">
          <table:table-cell office:value-type="string" calcext:value-type="string">
            <text:p>11 <text:s text:c="11"/>29 Januari</text:p>
          </table:table-cell>
          <table:table-cell table:number-columns-repeated="3"/>
          <table:table-cell table:formula="of:=&quot;|&quot;&amp;[.A26]&amp;&quot;|&quot;&amp;[.B26]&amp;&quot;|&quot;&amp;[.C26]&amp;&quot;|&quot;&amp;[.D26]&amp;&quot;|&quot;" office:value-type="string" office:string-value="|11            29 Januari||||" calcext:value-type="string">
            <text:p>|11 <text:s text:c="11"/>29 Januari||||</text:p>
          </table:table-cell>
        </table:table-row>
        <table:table-row table:style-name="ro1">
          <table:table-cell office:value-type="string" calcext:value-type="string">
            <text:p>Februari 2009</text:p>
          </table:table-cell>
          <table:table-cell table:number-columns-repeated="3"/>
          <table:table-cell table:formula="of:=&quot;|&quot;&amp;[.A27]&amp;&quot;|&quot;&amp;[.B27]&amp;&quot;|&quot;&amp;[.C27]&amp;&quot;|&quot;&amp;[.D27]&amp;&quot;|&quot;" office:value-type="string" office:string-value="|Februari 2009||||" calcext:value-type="string">
            <text:p>|Februari 2009||||</text:p>
          </table:table-cell>
        </table:table-row>
        <table:table-row table:style-name="ro1">
          <table:table-cell office:value-type="string" calcext:value-type="string">
            <text:p>12 <text:s text:c="11"/>5 Februari</text:p>
          </table:table-cell>
          <table:table-cell table:number-columns-repeated="3"/>
          <table:table-cell table:formula="of:=&quot;|&quot;&amp;[.A28]&amp;&quot;|&quot;&amp;[.B28]&amp;&quot;|&quot;&amp;[.C28]&amp;&quot;|&quot;&amp;[.D28]&amp;&quot;|&quot;" office:value-type="string" office:string-value="|12            5 Februari||||" calcext:value-type="string">
            <text:p>|12 <text:s text:c="11"/>5 Februari||||</text:p>
          </table:table-cell>
        </table:table-row>
        <table:table-row table:style-name="ro1">
          <table:table-cell office:value-type="string" calcext:value-type="string">
            <text:p>13 <text:s text:c="11"/>12 Februari</text:p>
          </table:table-cell>
          <table:table-cell table:number-columns-repeated="3"/>
          <table:table-cell table:formula="of:=&quot;|&quot;&amp;[.A29]&amp;&quot;|&quot;&amp;[.B29]&amp;&quot;|&quot;&amp;[.C29]&amp;&quot;|&quot;&amp;[.D29]&amp;&quot;|&quot;" office:value-type="string" office:string-value="|13            12 Februari||||" calcext:value-type="string">
            <text:p>|13 <text:s text:c="11"/>12 Februari||||</text:p>
          </table:table-cell>
        </table:table-row>
        <table:table-row table:style-name="ro1">
          <table:table-cell office:value-type="string" calcext:value-type="string">
            <text:p>14 <text:s text:c="11"/>19 Februari</text:p>
          </table:table-cell>
          <table:table-cell table:number-columns-repeated="3"/>
          <table:table-cell table:formula="of:=&quot;|&quot;&amp;[.A30]&amp;&quot;|&quot;&amp;[.B30]&amp;&quot;|&quot;&amp;[.C30]&amp;&quot;|&quot;&amp;[.D30]&amp;&quot;|&quot;" office:value-type="string" office:string-value="|14            19 Februari||||" calcext:value-type="string">
            <text:p>|14 <text:s text:c="11"/>19 Februari||||</text:p>
          </table:table-cell>
        </table:table-row>
        <table:table-row table:style-name="ro1">
          <table:table-cell office:value-type="string" calcext:value-type="string">
            <text:p>15 <text:s text:c="11"/>26 Februari Jahitan 2 <text:s text:c="16"/>Rilis kedua untuk testing</text:p>
          </table:table-cell>
          <table:table-cell table:number-columns-repeated="3"/>
          <table:table-cell table:formula="of:=&quot;|&quot;&amp;[.A31]&amp;&quot;|&quot;&amp;[.B31]&amp;&quot;|&quot;&amp;[.C31]&amp;&quot;|&quot;&amp;[.D31]&amp;&quot;|&quot;" office:value-type="string" office:string-value="|15            26 Februari Jahitan 2                 Rilis kedua untuk testing||||" calcext:value-type="string">
            <text:p>|15 <text:s text:c="11"/>26 Februari Jahitan 2 <text:s text:c="16"/>Rilis kedua untuk testing||||</text:p>
          </table:table-cell>
        </table:table-row>
        <table:table-row table:style-name="ro1">
          <table:table-cell office:value-type="string" calcext:value-type="string">
            <text:p><text:s text:c="52"/>internal</text:p>
          </table:table-cell>
          <table:table-cell table:number-columns-repeated="3"/>
          <table:table-cell table:formula="of:=&quot;|&quot;&amp;[.A32]&amp;&quot;|&quot;&amp;[.B32]&amp;&quot;|&quot;&amp;[.C32]&amp;&quot;|&quot;&amp;[.D32]&amp;&quot;|&quot;" office:value-type="string" office:string-value="|                                                    internal||||" calcext:value-type="string">
            <text:p>| <text:s text:c="51"/>internal||||</text:p>
          </table:table-cell>
        </table:table-row>
        <table:table-row table:style-name="ro1">
          <table:table-cell office:value-type="string" calcext:value-type="string">
            <text:p>Maret 2009</text:p>
          </table:table-cell>
          <table:table-cell table:number-columns-repeated="3"/>
          <table:table-cell table:formula="of:=&quot;|&quot;&amp;[.A33]&amp;&quot;|&quot;&amp;[.B33]&amp;&quot;|&quot;&amp;[.C33]&amp;&quot;|&quot;&amp;[.D33]&amp;&quot;|&quot;" office:value-type="string" office:string-value="|Maret 2009||||" calcext:value-type="string">
            <text:p>|Maret 2009||||</text:p>
          </table:table-cell>
        </table:table-row>
        <table:table-row table:style-name="ro1">
          <table:table-cell office:value-type="string" calcext:value-type="string">
            <text:p>16 <text:s text:c="11"/>5 Maret</text:p>
          </table:table-cell>
          <table:table-cell table:number-columns-repeated="3"/>
          <table:table-cell table:formula="of:=&quot;|&quot;&amp;[.A34]&amp;&quot;|&quot;&amp;[.B34]&amp;&quot;|&quot;&amp;[.C34]&amp;&quot;|&quot;&amp;[.D34]&amp;&quot;|&quot;" office:value-type="string" office:string-value="|16            5 Maret||||" calcext:value-type="string">
            <text:p>|16 <text:s text:c="11"/>5 Maret||||</text:p>
          </table:table-cell>
        </table:table-row>
        <table:table-row table:style-name="ro1">
          <table:table-cell office:value-type="string" calcext:value-type="string">
            <text:p>17 <text:s text:c="11"/>12 Maret</text:p>
          </table:table-cell>
          <table:table-cell table:number-columns-repeated="3"/>
          <table:table-cell table:formula="of:=&quot;|&quot;&amp;[.A35]&amp;&quot;|&quot;&amp;[.B35]&amp;&quot;|&quot;&amp;[.C35]&amp;&quot;|&quot;&amp;[.D35]&amp;&quot;|&quot;" office:value-type="string" office:string-value="|17            12 Maret||||" calcext:value-type="string">
            <text:p>|17 <text:s text:c="11"/>12 Maret||||</text:p>
          </table:table-cell>
        </table:table-row>
        <table:table-row table:style-name="ro1">
          <table:table-cell office:value-type="string" calcext:value-type="string">
            <text:p>18 <text:s text:c="11"/>19 Maret <text:s text:c="3"/>Tenggat fitur Nanggar <text:s text:c="4"/>Batas akhir penyelesaian</text:p>
          </table:table-cell>
          <table:table-cell table:number-columns-repeated="3"/>
          <table:table-cell table:formula="of:=&quot;|&quot;&amp;[.A36]&amp;&quot;|&quot;&amp;[.B36]&amp;&quot;|&quot;&amp;[.C36]&amp;&quot;|&quot;&amp;[.D36]&amp;&quot;|&quot;" office:value-type="string" office:string-value="|18            19 Maret    Tenggat fitur Nanggar     Batas akhir penyelesaian||||" calcext:value-type="string">
            <text:p>|18 <text:s text:c="11"/>19 Maret <text:s text:c="3"/>Tenggat fitur Nanggar <text:s text:c="4"/>Batas akhir penyelesaian||||</text:p>
          </table:table-cell>
        </table:table-row>
        <table:table-row table:style-name="ro1">
          <table:table-cell office:value-type="string" calcext:value-type="string">
            <text:p><text:s text:c="52"/>fitur untuk rilis Nanggar</text:p>
          </table:table-cell>
          <table:table-cell table:number-columns-repeated="3"/>
          <table:table-cell table:formula="of:=&quot;|&quot;&amp;[.A37]&amp;&quot;|&quot;&amp;[.B37]&amp;&quot;|&quot;&amp;[.C37]&amp;&quot;|&quot;&amp;[.D37]&amp;&quot;|&quot;" office:value-type="string" office:string-value="|                                                    fitur untuk rilis Nanggar||||" calcext:value-type="string">
            <text:p>| <text:s text:c="51"/>fitur untuk rilis Nanggar||||</text:p>
          </table:table-cell>
        </table:table-row>
        <table:table-row table:style-name="ro1">
          <table:table-cell office:value-type="string" calcext:value-type="string">
            <text:p>19 <text:s text:c="11"/>26 Maret <text:s text:c="3"/>Jahitan 3 <text:s text:c="16"/>Rilis ketiga untuk testing</text:p>
          </table:table-cell>
          <table:table-cell table:number-columns-repeated="3"/>
          <table:table-cell table:formula="of:=&quot;|&quot;&amp;[.A38]&amp;&quot;|&quot;&amp;[.B38]&amp;&quot;|&quot;&amp;[.C38]&amp;&quot;|&quot;&amp;[.D38]&amp;&quot;|&quot;" office:value-type="string" office:string-value="|19            26 Maret    Jahitan 3                 Rilis ketiga untuk testing||||" calcext:value-type="string">
            <text:p>|19 <text:s text:c="11"/>26 Maret <text:s text:c="3"/>Jahitan 3 <text:s text:c="16"/>Rilis ketiga untuk testing||||</text:p>
          </table:table-cell>
        </table:table-row>
        <table:table-row table:style-name="ro1">
          <table:table-cell office:value-type="string" calcext:value-type="string">
            <text:p><text:s text:c="26"/>Beta rilis Ubuntu <text:s text:c="8"/>internal</text:p>
          </table:table-cell>
          <table:table-cell table:number-columns-repeated="3"/>
          <table:table-cell table:formula="of:=&quot;|&quot;&amp;[.A39]&amp;&quot;|&quot;&amp;[.B39]&amp;&quot;|&quot;&amp;[.C39]&amp;&quot;|&quot;&amp;[.D39]&amp;&quot;|&quot;" office:value-type="string" office:string-value="|                          Beta rilis Ubuntu         internal||||" calcext:value-type="string">
            <text:p>| <text:s text:c="25"/>Beta rilis Ubuntu <text:s text:c="8"/>internal||||</text:p>
          </table:table-cell>
        </table:table-row>
        <table:table-row table:style-name="ro1">
          <table:table-cell office:value-type="string" calcext:value-type="string">
            <text:p>April 2009</text:p>
          </table:table-cell>
          <table:table-cell table:number-columns-repeated="3"/>
          <table:table-cell table:formula="of:=&quot;|&quot;&amp;[.A40]&amp;&quot;|&quot;&amp;[.B40]&amp;&quot;|&quot;&amp;[.C40]&amp;&quot;|&quot;&amp;[.D40]&amp;&quot;|&quot;" office:value-type="string" office:string-value="|April 2009||||" calcext:value-type="string">
            <text:p>|April 2009||||</text:p>
          </table:table-cell>
        </table:table-row>
        <table:table-row table:style-name="ro1">
          <table:table-cell office:value-type="string" calcext:value-type="string">
            <text:p><text:s text:c="52"/>Batas akhir pekerjaan</text:p>
          </table:table-cell>
          <table:table-cell table:number-columns-repeated="3"/>
          <table:table-cell table:formula="of:=&quot;|&quot;&amp;[.A41]&amp;&quot;|&quot;&amp;[.B41]&amp;&quot;|&quot;&amp;[.C41]&amp;&quot;|&quot;&amp;[.D41]&amp;&quot;|&quot;" office:value-type="string" office:string-value="|                                                    Batas akhir pekerjaan||||" calcext:value-type="string">
            <text:p>| <text:s text:c="51"/>Batas akhir pekerjaan||||</text:p>
          </table:table-cell>
        </table:table-row>
        <table:table-row table:style-name="ro1">
          <table:table-cell office:value-type="string" calcext:value-type="string">
            <text:p><text:s text:c="52"/>pengumpulan tugas seluruh</text:p>
          </table:table-cell>
          <table:table-cell table:number-columns-repeated="3"/>
          <table:table-cell table:formula="of:=&quot;|&quot;&amp;[.A42]&amp;&quot;|&quot;&amp;[.B42]&amp;&quot;|&quot;&amp;[.C42]&amp;&quot;|&quot;&amp;[.D42]&amp;&quot;|&quot;" office:value-type="string" office:string-value="|                                                    pengumpulan tugas seluruh||||" calcext:value-type="string">
            <text:p>| <text:s text:c="51"/>pengumpulan tugas seluruh||||</text:p>
          </table:table-cell>
        </table:table-row>
        <table:table-row table:style-name="ro1">
          <table:table-cell office:value-type="string" calcext:value-type="string">
            <text:p>20 <text:s text:c="11"/>2 April <text:s text:c="4"/>Tenggat waktu pengumpulan tim BlankOn, seperti</text:p>
          </table:table-cell>
          <table:table-cell table:number-columns-repeated="3"/>
          <table:table-cell table:formula="of:=&quot;|&quot;&amp;[.A43]&amp;&quot;|&quot;&amp;[.B43]&amp;&quot;|&quot;&amp;[.C43]&amp;&quot;|&quot;&amp;[.D43]&amp;&quot;|&quot;" office:value-type="string" office:string-value="|20            2 April     Tenggat waktu pengumpulan tim BlankOn, seperti||||" calcext:value-type="string">
            <text:p>|20 <text:s text:c="11"/>2 April <text:s text:c="4"/>Tenggat waktu pengumpulan tim BlankOn, seperti||||</text:p>
          </table:table-cell>
        </table:table-row>
        <table:table-row table:style-name="ro1">
          <table:table-cell office:value-type="string" calcext:value-type="string">
            <text:p><text:s text:c="26"/>tugas <text:s text:c="20"/>tenggat penyelesaian</text:p>
          </table:table-cell>
          <table:table-cell table:number-columns-repeated="3"/>
          <table:table-cell table:formula="of:=&quot;|&quot;&amp;[.A44]&amp;&quot;|&quot;&amp;[.B44]&amp;&quot;|&quot;&amp;[.C44]&amp;&quot;|&quot;&amp;[.D44]&amp;&quot;|&quot;" office:value-type="string" office:string-value="|                          tugas                     tenggat penyelesaian||||" calcext:value-type="string">
            <text:p>| <text:s text:c="25"/>tugas <text:s text:c="20"/>tenggat penyelesaian||||</text:p>
          </table:table-cell>
        </table:table-row>
        <table:table-row table:style-name="ro1">
          <table:table-cell office:value-type="string" calcext:value-type="string">
            <text:p><text:s text:c="52"/>artwork, dokumentasi,</text:p>
          </table:table-cell>
          <table:table-cell table:number-columns-repeated="3"/>
          <table:table-cell table:formula="of:=&quot;|&quot;&amp;[.A45]&amp;&quot;|&quot;&amp;[.B45]&amp;&quot;|&quot;&amp;[.C45]&amp;&quot;|&quot;&amp;[.D45]&amp;&quot;|&quot;" office:value-type="string" office:string-value="|                                                    artwork, dokumentasi,||||" calcext:value-type="string">
            <text:p>| <text:s text:c="51"/>artwork, dokumentasi,||||</text:p>
          </table:table-cell>
        </table:table-row>
        <table:table-row table:style-name="ro1">
          <table:table-cell office:value-type="string" calcext:value-type="string">
            <text:p><text:s text:c="52"/>paket-paket dsb</text:p>
          </table:table-cell>
          <table:table-cell table:number-columns-repeated="3"/>
          <table:table-cell table:formula="of:=&quot;|&quot;&amp;[.A46]&amp;&quot;|&quot;&amp;[.B46]&amp;&quot;|&quot;&amp;[.C46]&amp;&quot;|&quot;&amp;[.D46]&amp;&quot;|&quot;" office:value-type="string" office:string-value="|                                                    paket-paket dsb||||" calcext:value-type="string">
            <text:p>| <text:s text:c="51"/>paket-paket dsb||||</text:p>
          </table:table-cell>
        </table:table-row>
        <table:table-row table:style-name="ro1">
          <table:table-cell office:value-type="string" calcext:value-type="string">
            <text:p>21 <text:s text:c="11"/>9 April</text:p>
          </table:table-cell>
          <table:table-cell table:number-columns-repeated="3"/>
          <table:table-cell table:formula="of:=&quot;|&quot;&amp;[.A47]&amp;&quot;|&quot;&amp;[.B47]&amp;&quot;|&quot;&amp;[.C47]&amp;&quot;|&quot;&amp;[.D47]&amp;&quot;|&quot;" office:value-type="string" office:string-value="|21            9 April||||" calcext:value-type="string">
            <text:p>|21 <text:s text:c="11"/>9 April||||</text:p>
          </table:table-cell>
        </table:table-row>
        <table:table-row table:style-name="ro1">
          <table:table-cell office:value-type="string" calcext:value-type="string">
            <text:p>22 <text:s text:c="11"/>16 April <text:s text:c="3"/>Rilis Beta <text:s text:c="15"/>Rilis ini juga ditujukan</text:p>
          </table:table-cell>
          <table:table-cell table:number-columns-repeated="3"/>
          <table:table-cell table:formula="of:=&quot;|&quot;&amp;[.A48]&amp;&quot;|&quot;&amp;[.B48]&amp;&quot;|&quot;&amp;[.C48]&amp;&quot;|&quot;&amp;[.D48]&amp;&quot;|&quot;" office:value-type="string" office:string-value="|22            16 April    Rilis Beta                Rilis ini juga ditujukan||||" calcext:value-type="string">
            <text:p>|22 <text:s text:c="11"/>16 April <text:s text:c="3"/>Rilis Beta <text:s text:c="15"/>Rilis ini juga ditujukan||||</text:p>
          </table:table-cell>
        </table:table-row>
        <table:table-row table:style-name="ro1">
          <table:table-cell office:value-type="string" calcext:value-type="string">
            <text:p><text:s text:c="52"/>untuk publik</text:p>
          </table:table-cell>
          <table:table-cell table:number-columns-repeated="3"/>
          <table:table-cell table:formula="of:=&quot;|&quot;&amp;[.A49]&amp;&quot;|&quot;&amp;[.B49]&amp;&quot;|&quot;&amp;[.C49]&amp;&quot;|&quot;&amp;[.D49]&amp;&quot;|&quot;" office:value-type="string" office:string-value="|                                                    untuk publik||||" calcext:value-type="string">
            <text:p>| <text:s text:c="51"/>untuk publik||||</text:p>
          </table:table-cell>
        </table:table-row>
        <table:table-row table:style-name="ro1">
          <table:table-cell office:value-type="string" calcext:value-type="string">
            <text:p>23 <text:s text:c="11"/>23 April <text:s text:c="29"/>Rilis Ubuntu 9.04 Jaunty</text:p>
          </table:table-cell>
          <table:table-cell table:number-columns-repeated="3"/>
          <table:table-cell table:formula="of:=&quot;|&quot;&amp;[.A50]&amp;&quot;|&quot;&amp;[.B50]&amp;&quot;|&quot;&amp;[.C50]&amp;&quot;|&quot;&amp;[.D50]&amp;&quot;|&quot;" office:value-type="string" office:string-value="|23            23 April                              Rilis Ubuntu 9.04 Jaunty||||" calcext:value-type="string">
            <text:p>|23 <text:s text:c="11"/>23 April <text:s text:c="29"/>Rilis Ubuntu 9.04 Jaunty||||</text:p>
          </table:table-cell>
        </table:table-row>
        <table:table-row table:style-name="ro1">
          <table:table-cell office:value-type="string" calcext:value-type="string">
            <text:p><text:s text:c="52"/>Jackalope</text:p>
          </table:table-cell>
          <table:table-cell table:number-columns-repeated="3"/>
          <table:table-cell table:formula="of:=&quot;|&quot;&amp;[.A51]&amp;&quot;|&quot;&amp;[.B51]&amp;&quot;|&quot;&amp;[.C51]&amp;&quot;|&quot;&amp;[.D51]&amp;&quot;|&quot;" office:value-type="string" office:string-value="|                                                    Jackalope||||" calcext:value-type="string">
            <text:p>| <text:s text:c="51"/>Jackalope||||</text:p>
          </table:table-cell>
        </table:table-row>
        <table:table-row table:style-name="ro1">
          <table:table-cell office:value-type="string" calcext:value-type="string">
            <text:p>24 <text:s text:c="11"/>30 April <text:s text:c="3"/>Kandidat Rilis <text:s text:c="11"/>Batas akhir</text:p>
          </table:table-cell>
          <table:table-cell table:number-columns-repeated="3"/>
          <table:table-cell table:formula="of:=&quot;|&quot;&amp;[.A52]&amp;&quot;|&quot;&amp;[.B52]&amp;&quot;|&quot;&amp;[.C52]&amp;&quot;|&quot;&amp;[.D52]&amp;&quot;|&quot;" office:value-type="string" office:string-value="|24            30 April    Kandidat Rilis            Batas akhir||||" calcext:value-type="string">
            <text:p>|24 <text:s text:c="11"/>30 April <text:s text:c="3"/>Kandidat Rilis <text:s text:c="11"/>Batas akhir||||</text:p>
          </table:table-cell>
        </table:table-row>
        <table:table-row table:style-name="ro1">
          <table:table-cell office:value-type="string" calcext:value-type="string">
            <text:p><text:s text:c="52"/>TantanganBlankOn</text:p>
          </table:table-cell>
          <table:table-cell table:number-columns-repeated="3"/>
          <table:table-cell table:formula="of:=&quot;|&quot;&amp;[.A53]&amp;&quot;|&quot;&amp;[.B53]&amp;&quot;|&quot;&amp;[.C53]&amp;&quot;|&quot;&amp;[.D53]&amp;&quot;|&quot;" office:value-type="string" office:string-value="|                                                    TantanganBlankOn||||" calcext:value-type="string">
            <text:p>| <text:s text:c="51"/>TantanganBlankOn||||</text:p>
          </table:table-cell>
        </table:table-row>
        <table:table-row table:style-name="ro1">
          <table:table-cell office:value-type="string" calcext:value-type="string">
            <text:p>Mei 2009</text:p>
          </table:table-cell>
          <table:table-cell table:number-columns-repeated="3"/>
          <table:table-cell table:formula="of:=&quot;|&quot;&amp;[.A54]&amp;&quot;|&quot;&amp;[.B54]&amp;&quot;|&quot;&amp;[.C54]&amp;&quot;|&quot;&amp;[.D54]&amp;&quot;|&quot;" office:value-type="string" office:string-value="|Mei 2009||||" calcext:value-type="string">
            <text:p>|Mei 2009||||</text:p>
          </table:table-cell>
        </table:table-row>
        <table:table-row table:style-name="ro1">
          <table:table-cell office:value-type="string" calcext:value-type="string">
            <text:p>25 <text:s text:c="11"/>7 Mei <text:s text:c="6"/>Rilis Akhir BlankOn <text:s text:c="6"/>BlankOn 5.0 (Nanggar) siap</text:p>
          </table:table-cell>
          <table:table-cell table:number-columns-repeated="3"/>
          <table:table-cell table:formula="of:=&quot;|&quot;&amp;[.A55]&amp;&quot;|&quot;&amp;[.B55]&amp;&quot;|&quot;&amp;[.C55]&amp;&quot;|&quot;&amp;[.D55]&amp;&quot;|&quot;" office:value-type="string" office:string-value="|25            7 Mei       Rilis Akhir BlankOn       BlankOn 5.0 (Nanggar) siap||||" calcext:value-type="string">
            <text:p>|25 <text:s text:c="11"/>7 Mei <text:s text:c="6"/>Rilis Akhir BlankOn <text:s text:c="6"/>BlankOn 5.0 (Nanggar) siap||||</text:p>
          </table:table-cell>
        </table:table-row>
        <table:table-row table:style-name="ro1">
          <table:table-cell office:value-type="string" calcext:value-type="string">
            <text:p><text:s text:c="52"/>dinikmati!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&quot;===&quot;" office:value-type="string" office:string-value="===" calcext:value-type="string">
            <text:p>===</text:p>
          </table:table-cell>
        </table:table-row>
        <table:table-row table:style-name="ro1">
          <table:table-cell office:value-type="string" calcext:value-type="string">
            <text:p>===============================================================================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# Perubahan Jadwal Rilis BlankOn Nanggar</text:p>
          </table:table-cell>
          <table:table-cell table:number-columns-repeated="3"/>
          <table:table-cell table:formula="of:=[.A59]" office:value-type="string" office:string-value="## Perubahan Jadwal Rilis BlankOn Nanggar" calcext:value-type="string">
            <text:p>## Perubahan Jadwal Rilis BlankOn Nangg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nggu <text:s text:c="3"/>Tanggal Status <text:s text:c="19"/>Catatan</text:p>
          </table:table-cell>
          <table:table-cell table:number-columns-repeated="3"/>
          <table:table-cell table:formula="of:=&quot;|&quot;&amp;[.A61]&amp;&quot;|&quot;&amp;[.B61]&amp;&quot;|&quot;&amp;[.C61]&amp;&quot;|&quot;&amp;[.D61]&amp;&quot;|&quot;" office:value-type="string" office:string-value="|Minggu    Tanggal Status                    Catatan||||" calcext:value-type="string">
            <text:p>|Minggu <text:s text:c="3"/>Tanggal Status <text:s text:c="19"/>Catatan|||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62]&amp;&quot;|&quot;&amp;[.B62]&amp;&quot;|&quot;&amp;[.C62]&amp;&quot;|&quot;&amp;[.D62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Mei 2009</text:p>
          </table:table-cell>
          <table:table-cell table:number-columns-repeated="3"/>
          <table:table-cell table:formula="of:=&quot;|&quot;&amp;[.A63]&amp;&quot;|&quot;&amp;[.B63]&amp;&quot;|&quot;&amp;[.C63]&amp;&quot;|&quot;&amp;[.D63]&amp;&quot;|&quot;" office:value-type="string" office:string-value="|Mei 2009||||" calcext:value-type="string">
            <text:p>|Mei 2009||||</text:p>
          </table:table-cell>
        </table:table-row>
        <table:table-row table:style-name="ro1">
          <table:table-cell office:value-type="string" calcext:value-type="string">
            <text:p><text:s text:c="44"/>Batas akhir pekerjaan</text:p>
          </table:table-cell>
          <table:table-cell table:number-columns-repeated="3"/>
          <table:table-cell table:formula="of:=&quot;|&quot;&amp;[.A64]&amp;&quot;|&quot;&amp;[.B64]&amp;&quot;|&quot;&amp;[.C64]&amp;&quot;|&quot;&amp;[.D64]&amp;&quot;|&quot;" office:value-type="string" office:string-value="|                                            Batas akhir pekerjaan||||" calcext:value-type="string">
            <text:p>| <text:s text:c="43"/>Batas akhir pekerjaan||||</text:p>
          </table:table-cell>
        </table:table-row>
        <table:table-row table:style-name="ro1">
          <table:table-cell office:value-type="string" calcext:value-type="string">
            <text:p><text:s text:c="18"/>Tenggat waktu pengumpulan pengumpulan tugas seluruh tim</text:p>
          </table:table-cell>
          <table:table-cell table:number-columns-repeated="3"/>
          <table:table-cell table:formula="of:=&quot;|&quot;&amp;[.A65]&amp;&quot;|&quot;&amp;[.B65]&amp;&quot;|&quot;&amp;[.C65]&amp;&quot;|&quot;&amp;[.D65]&amp;&quot;|&quot;" office:value-type="string" office:string-value="|                  Tenggat waktu pengumpulan pengumpulan tugas seluruh tim||||" calcext:value-type="string">
            <text:p>| <text:s text:c="17"/>Tenggat waktu pengumpulan pengumpulan tugas seluruh tim||||</text:p>
          </table:table-cell>
        </table:table-row>
        <table:table-row table:style-name="ro1">
          <table:table-cell office:value-type="string" calcext:value-type="string">
            <text:p>1 <text:s text:c="8"/>15 Mei <text:s/>tugas <text:s text:c="20"/>BlankOn, seperti tenggat</text:p>
          </table:table-cell>
          <table:table-cell table:number-columns-repeated="3"/>
          <table:table-cell table:formula="of:=&quot;|&quot;&amp;[.A66]&amp;&quot;|&quot;&amp;[.B66]&amp;&quot;|&quot;&amp;[.C66]&amp;&quot;|&quot;&amp;[.D66]&amp;&quot;|&quot;" office:value-type="string" office:string-value="|1         15 Mei  tugas                     BlankOn, seperti tenggat||||" calcext:value-type="string">
            <text:p>|1 <text:s text:c="8"/>15 Mei <text:s/>tugas <text:s text:c="20"/>BlankOn, seperti tenggat||||</text:p>
          </table:table-cell>
        </table:table-row>
        <table:table-row table:style-name="ro1">
          <table:table-cell office:value-type="string" calcext:value-type="string">
            <text:p><text:s text:c="44"/>penyelesaian artwork,</text:p>
          </table:table-cell>
          <table:table-cell table:number-columns-repeated="3"/>
          <table:table-cell table:formula="of:=&quot;|&quot;&amp;[.A67]&amp;&quot;|&quot;&amp;[.B67]&amp;&quot;|&quot;&amp;[.C67]&amp;&quot;|&quot;&amp;[.D67]&amp;&quot;|&quot;" office:value-type="string" office:string-value="|                                            penyelesaian artwork,||||" calcext:value-type="string">
            <text:p>| <text:s text:c="43"/>penyelesaian artwork,||||</text:p>
          </table:table-cell>
        </table:table-row>
        <table:table-row table:style-name="ro1">
          <table:table-cell office:value-type="string" calcext:value-type="string">
            <text:p><text:s text:c="44"/>dokumentasi, paket-paket dsb</text:p>
          </table:table-cell>
          <table:table-cell table:number-columns-repeated="3"/>
          <table:table-cell table:formula="of:=&quot;|&quot;&amp;[.A68]&amp;&quot;|&quot;&amp;[.B68]&amp;&quot;|&quot;&amp;[.C68]&amp;&quot;|&quot;&amp;[.D68]&amp;&quot;|&quot;" office:value-type="string" office:string-value="|                                            dokumentasi, paket-paket dsb||||" calcext:value-type="string">
            <text:p>| <text:s text:c="43"/>dokumentasi, paket-paket dsb||||</text:p>
          </table:table-cell>
        </table:table-row>
        <table:table-row table:style-name="ro1">
          <table:table-cell office:value-type="string" calcext:value-type="string">
            <text:p>2 <text:s text:c="8"/>20 Mei <text:s/>Rilis Beta <text:s text:c="15"/>Rilis ini juga ditujukan untuk</text:p>
          </table:table-cell>
          <table:table-cell table:number-columns-repeated="3"/>
          <table:table-cell table:formula="of:=&quot;|&quot;&amp;[.A69]&amp;&quot;|&quot;&amp;[.B69]&amp;&quot;|&quot;&amp;[.C69]&amp;&quot;|&quot;&amp;[.D69]&amp;&quot;|&quot;" office:value-type="string" office:string-value="|2         20 Mei  Rilis Beta                Rilis ini juga ditujukan untuk||||" calcext:value-type="string">
            <text:p>|2 <text:s text:c="8"/>20 Mei <text:s/>Rilis Beta <text:s text:c="15"/>Rilis ini juga ditujukan untuk||||</text:p>
          </table:table-cell>
        </table:table-row>
        <table:table-row table:style-name="ro1">
          <table:table-cell office:value-type="string" calcext:value-type="string">
            <text:p><text:s text:c="44"/>publik</text:p>
          </table:table-cell>
          <table:table-cell table:number-columns-repeated="3"/>
          <table:table-cell table:formula="of:=&quot;|&quot;&amp;[.A70]&amp;&quot;|&quot;&amp;[.B70]&amp;&quot;|&quot;&amp;[.C70]&amp;&quot;|&quot;&amp;[.D70]&amp;&quot;|&quot;" office:value-type="string" office:string-value="|                                            publik||||" calcext:value-type="string">
            <text:p>| <text:s text:c="43"/>publik||||</text:p>
          </table:table-cell>
        </table:table-row>
        <table:table-row table:style-name="ro1">
          <table:table-cell office:value-type="string" calcext:value-type="string">
            <text:p>3 <text:s text:c="8"/>25 Mei <text:s/>Kandidat Rilis <text:s text:c="11"/>Batas akhir TantanganBlankOn</text:p>
          </table:table-cell>
          <table:table-cell table:number-columns-repeated="3"/>
          <table:table-cell table:formula="of:=&quot;|&quot;&amp;[.A71]&amp;&quot;|&quot;&amp;[.B71]&amp;&quot;|&quot;&amp;[.C71]&amp;&quot;|&quot;&amp;[.D71]&amp;&quot;|&quot;" office:value-type="string" office:string-value="|3         25 Mei  Kandidat Rilis            Batas akhir TantanganBlankOn||||" calcext:value-type="string">
            <text:p>|3 <text:s text:c="8"/>25 Mei <text:s/>Kandidat Rilis <text:s text:c="11"/>Batas akhir TantanganBlankOn||||</text:p>
          </table:table-cell>
        </table:table-row>
        <table:table-row table:style-name="ro1">
          <table:table-cell office:value-type="string" calcext:value-type="string">
            <text:p>Juni 2009</text:p>
          </table:table-cell>
          <table:table-cell table:number-columns-repeated="3"/>
          <table:table-cell table:formula="of:=&quot;|&quot;&amp;[.A72]&amp;&quot;|&quot;&amp;[.B72]&amp;&quot;|&quot;&amp;[.C72]&amp;&quot;|&quot;&amp;[.D72]&amp;&quot;|&quot;" office:value-type="string" office:string-value="|Juni 2009||||" calcext:value-type="string">
            <text:p>|Juni 2009||||</text:p>
          </table:table-cell>
        </table:table-row>
        <table:table-row table:style-name="ro1">
          <table:table-cell office:value-type="string" calcext:value-type="string">
            <text:p>4 <text:s text:c="8"/>1 Juni <text:s/>Rilis Akhir BlankOn <text:s text:c="6"/>BlankOn 5.0 (Nanggar) siap</text:p>
          </table:table-cell>
          <table:table-cell table:number-columns-repeated="3"/>
          <table:table-cell table:formula="of:=&quot;|&quot;&amp;[.A73]&amp;&quot;|&quot;&amp;[.B73]&amp;&quot;|&quot;&amp;[.C73]&amp;&quot;|&quot;&amp;[.D73]&amp;&quot;|&quot;" office:value-type="string" office:string-value="|4         1 Juni  Rilis Akhir BlankOn       BlankOn 5.0 (Nanggar) siap||||" calcext:value-type="string">
            <text:p>|4 <text:s text:c="8"/>1 Juni <text:s/>Rilis Akhir BlankOn <text:s text:c="6"/>BlankOn 5.0 (Nanggar) siap||||</text:p>
          </table:table-cell>
        </table:table-row>
        <table:table-row table:style-name="ro1">
          <table:table-cell office:value-type="string" calcext:value-type="string">
            <text:p><text:s text:c="44"/>dinikmati!</text:p>
          </table:table-cell>
          <table:table-cell table:number-columns-repeated="3"/>
          <table:table-cell table:formula="of:=&quot;|&quot;&amp;[.A74]&amp;&quot;|&quot;&amp;[.B74]&amp;&quot;|&quot;&amp;[.C74]&amp;&quot;|&quot;&amp;[.D74]&amp;&quot;|&quot;" office:value-type="string" office:string-value="|                                            dinikmati!||||" calcext:value-type="string">
            <text:p>| <text:s text:c="43"/>dinikmati!||||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===============================================================================</text:p>
          </table:table-cell>
          <table:table-cell table:number-columns-repeated="3"/>
          <table:table-cell table:formula="of:=&quot;===&quot;" office:value-type="string" office:string-value="===" calcext:value-type="string">
            <text:p>===</text:p>
          </table:table-cell>
        </table:table-row>
        <table:table-row table:style-name="ro1">
          <table:table-cell office:value-type="string" calcext:value-type="string">
            <text:p>## Jadwal Rilis BlankOn Nanggar Revisi II </text:p>
          </table:table-cell>
          <table:table-cell table:number-columns-repeated="3"/>
          <table:table-cell table:formula="of:=[.A77]" office:value-type="string" office:string-value="## Jadwal Rilis BlankOn Nanggar Revisi II " calcext:value-type="string">
            <text:p>## Jadwal Rilis BlankOn Nanggar Revisi II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nggu <text:s text:c="3"/>Tanggal Status <text:s text:c="19"/>Catatan</text:p>
          </table:table-cell>
          <table:table-cell table:number-columns-repeated="3"/>
          <table:table-cell table:formula="of:=&quot;|&quot;&amp;[.A79]&amp;&quot;|&quot;&amp;[.B79]&amp;&quot;|&quot;&amp;[.C79]&amp;&quot;|&quot;&amp;[.D79]&amp;&quot;|&quot;" office:value-type="string" office:string-value="|Minggu    Tanggal Status                    Catatan||||" calcext:value-type="string">
            <text:p>|Minggu <text:s text:c="3"/>Tanggal Status <text:s text:c="19"/>Catatan|||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80]&amp;&quot;|&quot;&amp;[.B80]&amp;&quot;|&quot;&amp;[.C80]&amp;&quot;|&quot;&amp;[.D80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Mei 2009</text:p>
          </table:table-cell>
          <table:table-cell table:number-columns-repeated="3"/>
          <table:table-cell table:formula="of:=&quot;|&quot;&amp;[.A81]&amp;&quot;|&quot;&amp;[.B81]&amp;&quot;|&quot;&amp;[.C81]&amp;&quot;|&quot;&amp;[.D81]&amp;&quot;|&quot;" office:value-type="string" office:string-value="|Mei 2009||||" calcext:value-type="string">
            <text:p>|Mei 2009||||</text:p>
          </table:table-cell>
        </table:table-row>
        <table:table-row table:style-name="ro1">
          <table:table-cell office:value-type="string" calcext:value-type="string">
            <text:p>1 <text:s text:c="8"/>17 Mei <text:s/>Rilis Beta <text:s text:c="9"/>Rilis ini juga ditujukan untuk publik</text:p>
          </table:table-cell>
          <table:table-cell table:number-columns-repeated="3"/>
          <table:table-cell table:formula="of:=&quot;|&quot;&amp;[.A82]&amp;&quot;|&quot;&amp;[.B82]&amp;&quot;|&quot;&amp;[.C82]&amp;&quot;|&quot;&amp;[.D82]&amp;&quot;|&quot;" office:value-type="string" office:string-value="|1         17 Mei  Rilis Beta          Rilis ini juga ditujukan untuk publik||||" calcext:value-type="string">
            <text:p>|1 <text:s text:c="8"/>17 Mei <text:s/>Rilis Beta <text:s text:c="9"/>Rilis ini juga ditujukan untuk publik||||</text:p>
          </table:table-cell>
        </table:table-row>
        <table:table-row table:style-name="ro1">
          <table:table-cell office:value-type="string" calcext:value-type="string">
            <text:p>2 <text:s text:c="8"/>24 Mei <text:s/>Kandidat Rilis <text:s text:c="5"/>Batas akhir TantanganBlankOn</text:p>
          </table:table-cell>
          <table:table-cell table:number-columns-repeated="3"/>
          <table:table-cell table:formula="of:=&quot;|&quot;&amp;[.A83]&amp;&quot;|&quot;&amp;[.B83]&amp;&quot;|&quot;&amp;[.C83]&amp;&quot;|&quot;&amp;[.D83]&amp;&quot;|&quot;" office:value-type="string" office:string-value="|2         24 Mei  Kandidat Rilis      Batas akhir TantanganBlankOn||||" calcext:value-type="string">
            <text:p>|2 <text:s text:c="8"/>24 Mei <text:s/>Kandidat Rilis <text:s text:c="5"/>Batas akhir TantanganBlankOn||||</text:p>
          </table:table-cell>
        </table:table-row>
        <table:table-row table:style-name="ro1">
          <table:table-cell office:value-type="string" calcext:value-type="string">
            <text:p>Juni 2009</text:p>
          </table:table-cell>
          <table:table-cell table:number-columns-repeated="3"/>
          <table:table-cell table:formula="of:=&quot;|&quot;&amp;[.A84]&amp;&quot;|&quot;&amp;[.B84]&amp;&quot;|&quot;&amp;[.C84]&amp;&quot;|&quot;&amp;[.D84]&amp;&quot;|&quot;" office:value-type="string" office:string-value="|Juni 2009||||" calcext:value-type="string">
            <text:p>|Juni 2009||||</text:p>
          </table:table-cell>
        </table:table-row>
        <table:table-row table:style-name="ro1">
          <table:table-cell office:value-type="string" calcext:value-type="string">
            <text:p>3 <text:s text:c="8"/>1 Juni <text:s/>Rilis Akhir BlankOn BlankOn 5.0 (Nanggar) siap dinikmati!</text:p>
          </table:table-cell>
          <table:table-cell table:number-columns-repeated="3"/>
          <table:table-cell table:formula="of:=&quot;|&quot;&amp;[.A85]&amp;&quot;|&quot;&amp;[.B85]&amp;&quot;|&quot;&amp;[.C85]&amp;&quot;|&quot;&amp;[.D85]&amp;&quot;|&quot;" office:value-type="string" office:string-value="|3         1 Juni  Rilis Akhir BlankOn BlankOn 5.0 (Nanggar) siap dinikmati!||||" calcext:value-type="string">
            <text:p>|3 <text:s text:c="8"/>1 Juni <text:s/>Rilis Akhir BlankOn BlankOn 5.0 (Nanggar) siap dinikmati!||||</text:p>
          </table:table-cell>
        </table:table-row>
        <table:table-row table:style-name="ro1">
          <table:table-cell office:value-type="string" calcext:value-type="string">
            <text:p>===============================================================================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formula="of:=&quot;===&quot;" office:value-type="string" office:string-value="===" calcext:value-type="string">
            <text:p>===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Last modified on 05/19/2009 01:30:56 AM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[**Daftar Isi Wiki BlankOn**](/DaftarIsi/README.md)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[**Indeks Wiki BlankOn**](/Indeks.md)</text:p>
          </table:table-cell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8:44:18.366864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15T17:18:51.262833211</meta:creation-date>
    <dc:date>2017-08-15T18:54:04.498375425</dc:date>
    <dc:creator>Faiq Aminuddin</dc:creator>
    <meta:editing-duration>PT18M7S</meta:editing-duration>
    <meta:editing-cycles>7</meta:editing-cycles>
    <meta:generator>LibreOffice/5.3.0.3$Linux_x86 LibreOffice_project/7074905676c47b82bbcfbea1aeefc84afe1c50e1</meta:generator>
    <meta:document-statistic meta:table-count="4" meta:cell-count="450" meta:object-count="0"/>
  </office:meta>
</office:document-meta>
</file>